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nfirmed</text:p>
          </table:table-cell>
          <table:table-cell office:value-type="string" calcext:value-type="string">
            <text:p>X 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,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" calcext:value-type="float">
            <text:p>6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68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,170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,20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,60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099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,285</text:p>
          </table:table-cell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24</meta:creation-date>
    <dc:date>2018-09-02T05:06:08</dc:date>
    <meta:generator>LibreOffice/5.1.6.2$Linux_X86_64 LibreOffice_project/10m0$Build-2</meta:generator>
    <meta:document-statistic meta:table-count="1" meta:cell-count="23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